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 style:data-style-name="N108"/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2">
          <table:table-cell/>
          <table:table-cell table:style-name="ce2" office:value-type="string">
            <text:p>Berechnunng der Timer-Konfiguration</text:p>
          </table:table-cell>
          <table:table-cell table:style-name="ce1" table:number-columns-repeated="4"/>
          <table:table-cell table:style-name="ce3"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1">
          <table:table-cell table:number-columns-repeated="2"/>
          <table:table-cell table:style-name="ce1" office:value-type="string">
            <text:p>CPU Freq/Hz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Timer Freq/Hz</text:p>
          </table:table-cell>
          <table:table-cell table:style-name="ce1" office:value-type="string">
            <text:p>Count</text:p>
          </table:table-cell>
          <table:table-cell table:style-name="ce3" office:value-type="string">
            <text:p>Count gerundet</text:p>
          </table:table-cell>
          <table:table-cell table:style-name="ce3" office:value-type="string">
            <text:p>Timer Freq/Hz (generiert)</text:p>
          </table:table-cell>
          <table:table-cell table:style-name="ce3" office:value-type="string">
            <text:p>Prozentuale Abweichung</text:p>
          </table:table-cell>
        </table:table-row>
        <table:table-row table:style-name="ro1">
          <table:table-cell/>
          <table:table-cell table:style-name="ce3" office:value-type="string">
            <text:p>Ist</text:p>
          </table:table-cell>
          <table:table-cell table:style-name="ce4" office:value-type="float" office:value="16000000">
            <text:p>16000000</text:p>
          </table:table-cell>
          <table:table-cell table:style-name="ce4" office:value-type="float" office:value="1">
            <text:p>1</text:p>
          </table:table-cell>
          <table:table-cell table:style-name="ce4" table:formula="of:=[.C5]/[.D5]" office:value-type="float" office:value="16000000">
            <text:p>16000000</text:p>
          </table:table-cell>
          <table:table-cell table:style-name="ce4" table:formula="of:=[.E5]/[.C6]" office:value-type="float" office:value="2000">
            <text:p>2000</text:p>
          </table:table-cell>
          <table:table-cell table:style-name="ce4" table:formula="of:=ROUND([.F5])" office:value-type="float" office:value="2000">
            <text:p>2000</text:p>
          </table:table-cell>
          <table:table-cell table:style-name="ce4" table:formula="of:=[.E5]/[.G5]" office:value-type="float" office:value="8000">
            <text:p>8000</text:p>
          </table:table-cell>
          <table:table-cell table:style-name="ce8" table:formula="of:=100-((100*[.H5])/[.C6])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oll</text:p>
          </table:table-cell>
          <table:table-cell table:style-name="ce4" office:value-type="float" office:value="8000">
            <text:p>8000</text:p>
          </table:table-cell>
          <table:table-cell table:style-name="ce4" office:value-type="float" office:value="8">
            <text:p>8</text:p>
          </table:table-cell>
          <table:table-cell table:style-name="ce4" table:formula="of:=[.C5]/[.D6]" office:value-type="float" office:value="2000000">
            <text:p>2000000</text:p>
          </table:table-cell>
          <table:table-cell table:style-name="ce4" table:formula="of:=[.E6]/[.C6]" office:value-type="float" office:value="250">
            <text:p>250</text:p>
          </table:table-cell>
          <table:table-cell table:style-name="ce4" table:formula="of:=ROUND([.F6])" office:value-type="float" office:value="250">
            <text:p>250</text:p>
          </table:table-cell>
          <table:table-cell table:style-name="ce4" table:formula="of:=[.E6]/[.G6]" office:value-type="float" office:value="8000">
            <text:p>8000</text:p>
          </table:table-cell>
          <table:table-cell table:style-name="ce9" table:formula="of:=100-((100*[.H6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64">
            <text:p>64</text:p>
          </table:table-cell>
          <table:table-cell table:style-name="ce4" table:formula="of:=[.C5]/[.D7]" office:value-type="float" office:value="250000">
            <text:p>250000</text:p>
          </table:table-cell>
          <table:table-cell table:style-name="ce4" table:formula="of:=[.E7]/[.C6]" office:value-type="float" office:value="31.25">
            <text:p>31,25</text:p>
          </table:table-cell>
          <table:table-cell table:style-name="ce4" table:formula="of:=ROUND([.F7])" office:value-type="float" office:value="31">
            <text:p>31</text:p>
          </table:table-cell>
          <table:table-cell table:style-name="ce4" table:formula="of:=[.E7]/[.G7]" office:value-type="float" office:value="8064.51612903226">
            <text:p>8064,52</text:p>
          </table:table-cell>
          <table:table-cell table:style-name="ce10" table:formula="of:=100-((100*[.H7])/[.C6])" office:value-type="float" office:value="-0.806451612903231">
            <text:p>-0,8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256">
            <text:p>256</text:p>
          </table:table-cell>
          <table:table-cell table:style-name="ce4" table:formula="of:=[.C5]/[.D8]" office:value-type="float" office:value="62500">
            <text:p>62500</text:p>
          </table:table-cell>
          <table:table-cell table:style-name="ce4" table:formula="of:=[.E8]/[.C6]" office:value-type="float" office:value="7.8125">
            <text:p>7,81</text:p>
          </table:table-cell>
          <table:table-cell table:style-name="ce4" table:formula="of:=ROUND([.F8])" office:value-type="float" office:value="8">
            <text:p>8</text:p>
          </table:table-cell>
          <table:table-cell table:style-name="ce4" table:formula="of:=[.E8]/[.G8]" office:value-type="float" office:value="7812.5">
            <text:p>7812,5</text:p>
          </table:table-cell>
          <table:table-cell table:style-name="ce10" table:formula="of:=100-((100*[.H8])/[.C6])" office:value-type="float" office:value="2.34375">
            <text:p>2,34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1024">
            <text:p>1024</text:p>
          </table:table-cell>
          <table:table-cell table:style-name="ce4" table:formula="of:=[.C5]/[.D9]" office:value-type="float" office:value="15625">
            <text:p>15625</text:p>
          </table:table-cell>
          <table:table-cell table:style-name="ce4" table:formula="of:=[.E9]/[.C6]" office:value-type="float" office:value="1.953125">
            <text:p>1,95</text:p>
          </table:table-cell>
          <table:table-cell table:style-name="ce4" table:formula="of:=ROUND([.F9])" office:value-type="float" office:value="2">
            <text:p>2</text:p>
          </table:table-cell>
          <table:table-cell table:style-name="ce4" table:formula="of:=[.E9]/[.G9]" office:value-type="float" office:value="7812.5">
            <text:p>7812,5</text:p>
          </table:table-cell>
          <table:table-cell table:style-name="ce10" table:formula="of:=100-((100*[.H9])/[.C6])" office:value-type="float" office:value="2.34375">
            <text:p>2,3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Hz</text:p>
          </table:table-cell>
          <table:table-cell table:style-name="ce1" office:value-type="string">
            <text:p>Schritte</text:p>
          </table:table-cell>
          <table:table-cell table:style-name="ce1" office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style-name="ce6" table:formula="of:=[.E13]/[.F13]" office:value-type="float" office:value="62500">
            <text:p>625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Fast PWM</text:p>
          </table:table-cell>
          <table:table-cell table:style-name="ce5" office:value-type="string">
            <text:p>CTC Mode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 office:value-type="string">
            <text:p>Schrittweite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kHz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">
            <text:p>1</text:p>
          </table:table-cell>
          <table:table-cell table:style-name="ce6" table:formula="of:=[.B19]/([.C19]*256)" office:value-type="float" office:value="62500">
            <text:p>62500</text:p>
          </table:table-cell>
          <table:table-cell table:style-name="Default" table:formula="of:=[.B19]/(2*[.C19]*[.A19])" office:value-type="float" office:value="31250">
            <text:p>31250</text:p>
          </table:table-cell>
          <table:table-cell table:formula="of:=[.E19]/1000" office:value-type="float" office:value="31.25">
            <text:p>31,25</text:p>
          </table:table-cell>
          <table:table-cell table:number-columns-repeated="3"/>
        </table:table-row>
        <table:table-row table:style-name="ro1">
          <table:table-cell table:formula="of:=[.A19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8">
            <text:p>8</text:p>
          </table:table-cell>
          <table:table-cell table:formula="of:=[.B20]/([.C20]*256)" office:value-type="float" office:value="7812.5">
            <text:p>7812,5</text:p>
          </table:table-cell>
          <table:table-cell table:style-name="Default" table:formula="of:=[.B20]/(2*[.C20]*[.A20])" office:value-type="float" office:value="3906.25">
            <text:p>3906,25</text:p>
          </table:table-cell>
          <table:table-cell table:formula="of:=[.E20]/1000" office:value-type="float" office:value="3.90625">
            <text:p>3,91</text:p>
          </table:table-cell>
          <table:table-cell table:number-columns-repeated="3"/>
        </table:table-row>
        <table:table-row table:style-name="ro1">
          <table:table-cell table:formula="of:=[.A20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64">
            <text:p>64</text:p>
          </table:table-cell>
          <table:table-cell table:formula="of:=[.B21]/([.C21]*256)" office:value-type="float" office:value="976.5625">
            <text:p>976,56</text:p>
          </table:table-cell>
          <table:table-cell table:style-name="Default" table:formula="of:=[.B21]/(2*[.C21]*[.A21])" office:value-type="float" office:value="488.28125">
            <text:p>488,28</text:p>
          </table:table-cell>
          <table:table-cell table:formula="of:=[.E21]/1000" office:value-type="float" office:value="0.48828125">
            <text:p>0,49</text:p>
          </table:table-cell>
          <table:table-cell table:number-columns-repeated="3"/>
        </table:table-row>
        <table:table-row table:style-name="ro1">
          <table:table-cell table:formula="of:=[.A21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formula="of:=[.B22]/([.C22]*256)" office:value-type="float" office:value="244.140625">
            <text:p>244,14</text:p>
          </table:table-cell>
          <table:table-cell table:style-name="Default" table:formula="of:=[.B22]/(2*[.C22]*[.A22])" office:value-type="float" office:value="122.0703125">
            <text:p>122,07</text:p>
          </table:table-cell>
          <table:table-cell table:formula="of:=[.E22]/1000" office:value-type="float" office:value="0.1220703125">
            <text:p>0,12</text:p>
          </table:table-cell>
          <table:table-cell table:number-columns-repeated="3"/>
        </table:table-row>
        <table:table-row table:style-name="ro1">
          <table:table-cell table:formula="of:=[.A22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024">
            <text:p>1024</text:p>
          </table:table-cell>
          <table:table-cell table:formula="of:=[.B23]/([.C23]*256)" office:value-type="float" office:value="61.03515625">
            <text:p>61,04</text:p>
          </table:table-cell>
          <table:table-cell table:style-name="Default" table:formula="of:=[.B23]/(2*[.C23]*[.A23])" office:value-type="float" office:value="30.517578125">
            <text:p>30,52</text:p>
          </table:table-cell>
          <table:table-cell table:formula="of:=[.E23]/1000" office:value-type="float" office:value="0.030517578125">
            <text:p>0,03</text:p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/>
          <table:table-cell>
            <draw:frame table:end-cell-address="Tabelle2.K20" table:end-x="1.744cm" table:end-y="0.321cm" draw:z-index="0" draw:style-name="gr1" svg:width="15.193cm" svg:height="7cm" svg:x="0.1cm" svg:y="0.095cm">
              <draw:object draw:notify-on-update-of-ranges="Tabelle2.A1:Tabelle2.A49 Tabelle2.B1:Tabelle2.B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.06.2011</text:date>, <text:time>16:4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06-14T13:30:01.53</meta:creation-date>
    <dc:date>2011-06-21T16:44:46.49</dc:date>
    <dc:creator>Kai Lauterbach</dc:creator>
    <meta:editing-duration>PT06H42M07S</meta:editing-duration>
    <meta:editing-cycles>41</meta:editing-cycles>
    <meta:generator>OpenOffice.org/3.2$Win32 OpenOffice.org_project/320m12$Build-9483</meta:generator>
    <meta:document-statistic meta:table-count="3" meta:cell-count="18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94cm" svg:height="7.001cm" xlink:href=".." chart:class="chart:line" chart:style-name="ch1">
        <chart:plot-area chart:style-name="ch2" table:cell-range-address="Tabelle2.A1:Tabelle2.B49" chart:data-source-has-labels="row" svg:x="0.303cm" svg:y="0.14cm" svg:width="14.588cm" svg:height="6.721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2.B1:Tabelle2.B49" chart:label-cell-address="Tabelle2.A1:Tabelle2.A49" chart:class="chart:line">
            <chart:data-point chart:repeated="4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2.A1:Tabelle2.A49">-3 -2 -1 0 1 2 3 4 5 6 7 8 9 10 11 12 13 14 15 16 17 18 19 20 21 22 23 24 25 26 27 28 29 30 31 32 33 34 35 36 37 38 39 40 41 42 43 44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2.B1:Tabelle2.B4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